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809cm" fo:min-width="1.246cm"/>
    </style:style>
    <style:style style:name="gr2" style:family="graphic" style:parent-style-name="objectwithoutfill">
      <style:graphic-properties svg:stroke-width="0.1cm" svg:stroke-color="#ff3333" draw:marker-start-width="0.6cm" draw:marker-end="Arrow" draw:marker-end-width="0.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5" style:family="graphic" style:parent-style-name="objectwithoutfill">
      <style:graphic-properties svg:stroke-width="0.1cm" svg:stroke-color="#6666ff" draw:marker-start-width="0.6cm" draw:marker-end="Arrow" draw:marker-end-width="0.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26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9" style:family="graphic" style:parent-style-name="standard">
      <style:graphic-properties svg:stroke-width="0.1cm" draw:marker-start-width="0.6cm" draw:marker-end-width="0.6cm" draw:fill="none" draw:textarea-horizontal-align="justify" draw:textarea-vertical-align="middle" draw:auto-grow-height="false" fo:min-height="1.418cm" fo:min-width="1.168cm" fo:padding-top="0.175cm" fo:padding-bottom="0.175cm" fo:padding-left="0.3cm" fo:padding-right="0.3cm"/>
    </style:style>
    <style:style style:name="gr10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5.769cm" fo:min-width="6.813cm"/>
    </style:style>
    <style:style style:name="gr12" style:family="graphic" style:parent-style-name="objectwithoutfill">
      <style:graphic-properties svg:stroke-width="0.1cm" svg:stroke-color="#6666ff" draw:marker-start-width="0.6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26cm"/>
    </style:style>
    <style:style style:name="gr14" style:family="graphic" style:parent-style-name="objectwithoutfill">
      <style:graphic-properties svg:stroke-width="0.1cm" svg:stroke-color="#ff3333" draw:marker-start-width="0.6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6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8cm"/>
    </style:style>
    <style:style style:name="gr18" style:family="graphic" style:parent-style-name="standard">
      <style:graphic-properties draw:fill-color="#996600" draw:textarea-horizontal-align="justify" draw:textarea-vertical-align="middle" draw:auto-grow-height="false" fo:min-height="1.34cm" fo:min-width="3.841cm"/>
    </style:style>
    <style:style style:name="gr19" style:family="graphic" style:parent-style-name="standard">
      <style:graphic-properties draw:fill-color="#996600" draw:textarea-horizontal-align="justify" draw:textarea-vertical-align="middle" draw:auto-grow-height="false" fo:min-height="0.969cm" fo:min-width="2.5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4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-color="#996600"/>
      <style:paragraph-properties fo:text-align="center"/>
      <style:text-properties fo:color="#ffffff" fo:font-size="10pt" style:font-size-asian="18pt" style:font-size-complex="18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color="#ffffff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46cm" svg:height="6.059cm" svg:x="2.382cm" svg:y="7.779cm">
          <text:p text:style-name="P1"><text:span text:style-name="T1">DRS155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78cm" svg:y1="5.662cm" svg:x2="2.778cm" svg:y2="7.778cm">
          <text:p/>
        </draw:line>
        <draw:frame draw:style-name="gr3" draw:text-style-name="P4" draw:layer="layout" svg:width="1.573cm" svg:height="0.645cm" svg:x="2.017cm" svg:y="5.153cm">
          <draw:text-box>
            <text:p><text:span text:style-name="T2">Line-In</text:span></text:p>
          </draw:text-box>
        </draw:frame>
        <draw:line draw:style-name="gr2" draw:text-style-name="P3" draw:layer="layout" svg:x1="3.601cm" svg:y1="7.777cm" svg:x2="3.601cm" svg:y2="5.661cm">
          <text:p/>
        </draw:line>
        <draw:frame draw:style-name="gr4" draw:text-style-name="P4" draw:layer="layout" svg:width="1.848cm" svg:height="0.645cm" svg:x="2.638cm" svg:y="4.754cm">
          <draw:text-box>
            <text:p><text:span text:style-name="T2">Line-Out</text:span></text:p>
          </draw:text-box>
        </draw:frame>
        <draw:line draw:style-name="gr5" draw:text-style-name="P3" draw:layer="layout" svg:x1="2.858cm" svg:y1="13.813cm" svg:x2="2.858cm" svg:y2="15.929cm">
          <text:p/>
        </draw:line>
        <draw:line draw:style-name="gr5" draw:text-style-name="P3" draw:layer="layout" svg:x1="3.658cm" svg:y1="13.788cm" svg:x2="3.658cm" svg:y2="15.904cm">
          <text:p/>
        </draw:line>
        <draw:frame draw:style-name="gr6" draw:text-style-name="P4" draw:layer="layout" svg:width="1.526cm" svg:height="0.645cm" svg:x="2.438cm" svg:y="15.955cm">
          <draw:text-box>
            <text:p><text:span text:style-name="T2">SO -/+</text:span></text:p>
          </draw:text-box>
        </draw:frame>
        <draw:custom-shape draw:style-name="gr7" draw:text-style-name="P1" draw:layer="layout" svg:width="0.008cm" svg:height="0.001cm" svg:x="8.368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2" draw:layer="layout" svg:width="3cm" svg:height="3cm" svg:x="4.582cm" svg:y="7.779cm">
            <text:p text:style-name="P1"><text:span text:style-name="T1">PC22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2.5cm" svg:height="2.5cm" svg:x="4.832cm" svg:y="8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25cm" svg:height="0.25cm" svg:x="5.317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25cm" svg:height="0.25cm" svg:x="6.718cm" svg:y="8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25cm" svg:height="0.25cm" svg:x="6.019cm" svg:y="9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6" draw:layer="layout" svg:width="7.313cm" svg:height="6.019cm" svg:x="9.127cm" svg:y="7.715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974cm" svg:y1="15.265cm" svg:x2="9.974cm" svg:y2="13.705cm">
          <text:p/>
        </draw:line>
        <draw:line draw:style-name="gr12" draw:text-style-name="P3" draw:layer="layout" svg:x1="10.374cm" svg:y1="15.29cm" svg:x2="10.374cm" svg:y2="13.73cm">
          <text:p/>
        </draw:line>
        <draw:frame draw:style-name="gr13" draw:text-style-name="P7" draw:layer="layout" svg:width="1.526cm" svg:height="1.039cm" svg:x="9.438cm" svg:y="15.256cm">
          <draw:text-box>
            <text:p text:style-name="P1"><text:span text:style-name="T2">SO -/+</text:span></text:p>
            <text:p text:style-name="P1"><text:span text:style-name="T2">n° 1</text:span></text:p>
          </draw:text-box>
        </draw:frame>
        <draw:line draw:style-name="gr14" draw:text-style-name="P3" draw:layer="layout" svg:x1="9.719cm" svg:y1="6.156cm" svg:x2="9.719cm" svg:y2="7.716cm">
          <text:p/>
        </draw:line>
        <draw:line draw:style-name="gr15" draw:text-style-name="P3" draw:layer="layout" svg:x1="10.093cm" svg:y1="6.16cm" svg:x2="10.093cm" svg:y2="7.72cm">
          <text:p/>
        </draw:line>
        <draw:frame draw:style-name="gr16" draw:text-style-name="P7" draw:layer="layout" svg:width="2.386cm" svg:height="1.039cm" svg:x="8.738cm" svg:y="5.157cm">
          <draw:text-box>
            <text:p text:style-name="P1"><text:span text:style-name="T2">Alim +5v</text:span></text:p>
            <text:p text:style-name="P1"><text:span text:style-name="T2">from PC220</text:span></text:p>
          </draw:text-box>
        </draw:frame>
        <draw:line draw:style-name="gr14" draw:text-style-name="P3" draw:layer="layout" svg:x1="15.401cm" svg:y1="7.719cm" svg:x2="15.401cm" svg:y2="6.159cm">
          <text:p/>
        </draw:line>
        <draw:line draw:style-name="gr15" draw:text-style-name="P3" draw:layer="layout" svg:x1="15.027cm" svg:y1="7.715cm" svg:x2="15.027cm" svg:y2="6.155cm">
          <text:p/>
        </draw:line>
        <draw:frame draw:style-name="gr17" draw:text-style-name="P7" draw:layer="layout" svg:width="1.738cm" svg:height="0.645cm" svg:x="14.338cm" svg:y="5.558cm">
          <draw:text-box>
            <text:p text:style-name="P1"><text:span text:style-name="T2">+5v Out</text:span></text:p>
          </draw:text-box>
        </draw:frame>
        <draw:line draw:style-name="gr12" draw:text-style-name="P3" draw:layer="layout" svg:x1="11.475cm" svg:y1="16.173cm" svg:x2="11.475cm" svg:y2="13.705cm">
          <text:p/>
        </draw:line>
        <draw:line draw:style-name="gr12" draw:text-style-name="P3" draw:layer="layout" svg:x1="11.876cm" svg:y1="16.198cm" svg:x2="11.876cm" svg:y2="13.73cm">
          <text:p/>
        </draw:line>
        <draw:frame draw:style-name="gr13" draw:text-style-name="P7" draw:layer="layout" svg:width="1.526cm" svg:height="1.039cm" svg:x="10.938cm" svg:y="16.157cm">
          <draw:text-box>
            <text:p text:style-name="P1"><text:span text:style-name="T2">SO -/+</text:span></text:p>
            <text:p text:style-name="P1"><text:span text:style-name="T2">n° 2</text:span></text:p>
          </draw:text-box>
        </draw:frame>
        <draw:custom-shape draw:style-name="gr18" draw:text-style-name="P8" draw:layer="layout" svg:width="4.341cm" svg:height="1.59cm" svg:x="8.994cm" svg:y="10.598cm">
          <text:p text:style-name="P1"><text:span text:style-name="T3">Nano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3.076cm" svg:height="1.219cm" svg:x="11.759cm" svg:y="9.098cm">
          <text:p text:style-name="P1"><text:span text:style-name="T3">NRF24</text:span></text:p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5.976cm" svg:height="1.433cm" svg:x="17.302cm" svg:y="9.617cm">
          <draw:text-box>
            <text:p><text:span text:style-name="T2">mysPower</text:span></text:p>
            <text:p><text:span text:style-name="T2">- gather outage from 1-4 DRS155D</text:span></text:p>
            <text:p><text:span text:style-name="T2">- send to Jeedom via NRF24</text:span></text:p>
          </draw:text-box>
        </draw:frame>
        <draw:line draw:style-name="gr12" draw:text-style-name="P3" draw:layer="layout" svg:x1="13.079cm" svg:y1="16.99cm" svg:x2="13.079cm" svg:y2="13.755cm">
          <text:p/>
        </draw:line>
        <draw:line draw:style-name="gr12" draw:text-style-name="P3" draw:layer="layout" svg:x1="13.479cm" svg:y1="17.016cm" svg:x2="13.479cm" svg:y2="13.781cm">
          <text:p/>
        </draw:line>
        <draw:frame draw:style-name="gr13" draw:text-style-name="P7" draw:layer="layout" svg:width="1.526cm" svg:height="1.039cm" svg:x="12.538cm" svg:y="16.958cm">
          <draw:text-box>
            <text:p text:style-name="P1"><text:span text:style-name="T2">SO -/+</text:span></text:p>
            <text:p text:style-name="P1"><text:span text:style-name="T2">n° 3</text:span></text:p>
          </draw:text-box>
        </draw:frame>
        <draw:frame draw:style-name="gr21" draw:text-style-name="P4" draw:layer="layout" svg:width="6.536cm" svg:height="3.009cm" svg:x="16.502cm" svg:y="14.418cm">
          <draw:text-box>
            <text:p><text:span text:style-name="T2">PCB has a strap for each DRS155D input, which is set to HIGH or LOW depending of whether a device is connected</text:span></text:p>
            <text:p><text:span text:style-name="T2">=&gt; each DRS155D needs 3 inputs :</text:span></text:p>
            <text:p><text:span text:style-name="T2">- strap (1)</text:span></text:p>
            <text:p><text:span text:style-name="T2">- SO input (2)</text:span></text:p>
          </draw:text-box>
        </draw:frame>
        <draw:line draw:style-name="gr12" draw:text-style-name="P3" draw:layer="layout" svg:x1="14.474cm" svg:y1="15.265cm" svg:x2="14.474cm" svg:y2="13.705cm">
          <text:p/>
        </draw:line>
        <draw:line draw:style-name="gr12" draw:text-style-name="P3" draw:layer="layout" svg:x1="14.874cm" svg:y1="15.29cm" svg:x2="14.874cm" svg:y2="13.73cm">
          <text:p/>
        </draw:line>
        <draw:frame draw:style-name="gr13" draw:text-style-name="P7" draw:layer="layout" svg:width="1.526cm" svg:height="1.039cm" svg:x="13.938cm" svg:y="15.256cm">
          <draw:text-box>
            <text:p text:style-name="P1"><text:span text:style-name="T2">SO -/+</text:span></text:p>
            <text:p text:style-name="P1"><text:span text:style-name="T2">n°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</meta:initial-creator>
    <meta:creation-date>2009-03-30T05:56:11</meta:creation-date>
    <meta:generator>LibreOffice/5.1.5.2$Linux_X86_64 LibreOffice_project/10$Build-2</meta:generator>
    <dc:date>2016-09-04T22:34:44.912560711</dc:date>
    <meta:editing-duration>PT5H8M18S</meta:editing-duration>
    <meta:editing-cycles>4</meta:editing-cycles>
    <meta:document-statistic meta:object-count="38"/>
  </office:meta>
</office:document-meta>
</file>